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Buffer Size</text:p>
          </table:table-cell>
          <table:table-cell table:style-name="ce1" office:value-type="string" calcext:value-type="string" table:number-columns-spanned="5" table:number-rows-spanned="1">
            <text:p>Delay(micro secs) for traffic rates</text:p>
          </table:table-cell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1" office:value-type="string" calcext:value-type="string">
            <text:p>80000k</text:p>
          </table:table-cell>
          <table:table-cell office:value-type="string" calcext:value-type="string">
            <text:p>100000k</text:p>
          </table:table-cell>
          <table:table-cell office:value-type="string" calcext:value-type="string">
            <text:p>120000k</text:p>
          </table:table-cell>
          <table:table-cell office:value-type="string" calcext:value-type="string">
            <text:p>150000k</text:p>
          </table:table-cell>
          <table:table-cell office:value-type="string" calcext:value-type="string">
            <text:p>190000k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42" calcext:value-type="float">
            <text:p>0.00042</text:p>
          </table:table-cell>
          <table:table-cell table:number-columns-repeated="2" office:value-type="float" office:value="0.000381" calcext:value-type="float">
            <text:p>0.000381</text:p>
          </table:table-cell>
          <table:table-cell office:value-type="float" office:value="0.000368" calcext:value-type="float">
            <text:p>0.00036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036" calcext:value-type="float">
            <text:p>0.0003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.000361" calcext:value-type="float">
            <text:p>0.00036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036" calcext:value-type="float">
            <text:p>0.0003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0365" calcext:value-type="float">
            <text:p>0.00036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373" calcext:value-type="float">
            <text:p>0.00037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374" calcext:value-type="float">
            <text:p>0.00037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.00042" calcext:value-type="float">
            <text:p>0.00042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388" calcext:value-type="float">
            <text:p>0.000388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00421" calcext:value-type="float">
            <text:p>0.00042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453" calcext:value-type="float">
            <text:p>0.000453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97" calcext:value-type="float">
            <text:p>0.000497</text:p>
          </table:table-cell>
          <table:table-cell office:value-type="float" office:value="0.000486" calcext:value-type="float">
            <text:p>0.000486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Buffer Size</text:p>
          </table:table-cell>
          <table:table-cell table:style-name="ce1" office:value-type="string" calcext:value-type="string" table:number-columns-spanned="5" table:number-rows-spanned="1">
            <text:p>Drop Rate for traffic rates</text:p>
          </table:table-cell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1" office:value-type="string" calcext:value-type="string">
            <text:p>80000k</text:p>
          </table:table-cell>
          <table:table-cell office:value-type="string" calcext:value-type="string">
            <text:p>100000k</text:p>
          </table:table-cell>
          <table:table-cell office:value-type="string" calcext:value-type="string">
            <text:p>120000k</text:p>
          </table:table-cell>
          <table:table-cell office:value-type="string" calcext:value-type="string">
            <text:p>150000k</text:p>
          </table:table-cell>
          <table:table-cell office:value-type="string" calcext:value-type="string">
            <text:p>190000k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3354" calcext:value-type="float">
            <text:p>0.013354</text:p>
          </table:table-cell>
          <table:table-cell office:value-type="float" office:value="0.026297" calcext:value-type="float">
            <text:p>0.026297</text:p>
          </table:table-cell>
          <table:table-cell office:value-type="float" office:value="0.05675" calcext:value-type="float">
            <text:p>0.05675</text:p>
          </table:table-cell>
          <table:table-cell office:value-type="float" office:value="0.076328" calcext:value-type="float">
            <text:p>0.076328</text:p>
          </table:table-cell>
          <table:table-cell office:value-type="float" office:value="0.105158" calcext:value-type="float">
            <text:p>0.10515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3016" calcext:value-type="float">
            <text:p>0.013016</text:p>
          </table:table-cell>
          <table:table-cell office:value-type="float" office:value="0.02601" calcext:value-type="float">
            <text:p>0.02601</text:p>
          </table:table-cell>
          <table:table-cell office:value-type="float" office:value="0.054881" calcext:value-type="float">
            <text:p>0.054881</text:p>
          </table:table-cell>
          <table:table-cell office:value-type="float" office:value="0.070638" calcext:value-type="float">
            <text:p>0.070638</text:p>
          </table:table-cell>
          <table:table-cell office:value-type="float" office:value="0.11182" calcext:value-type="float">
            <text:p>0.1118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025982" calcext:value-type="float">
            <text:p>0.025982</text:p>
          </table:table-cell>
          <table:table-cell office:value-type="float" office:value="0.054849" calcext:value-type="float">
            <text:p>0.054849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0.111774" calcext:value-type="float">
            <text:p>0.11177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2967" calcext:value-type="float">
            <text:p>0.012967</text:p>
          </table:table-cell>
          <table:table-cell office:value-type="float" office:value="0.025965" calcext:value-type="float">
            <text:p>0.025965</text:p>
          </table:table-cell>
          <table:table-cell office:value-type="float" office:value="0.054825" calcext:value-type="float">
            <text:p>0.054825</text:p>
          </table:table-cell>
          <table:table-cell office:value-type="float" office:value="0.070591" calcext:value-type="float">
            <text:p>0.070591</text:p>
          </table:table-cell>
          <table:table-cell office:value-type="float" office:value="0.110525" calcext:value-type="float">
            <text:p>0.11052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25944" calcext:value-type="float">
            <text:p>0.025944</text:p>
          </table:table-cell>
          <table:table-cell office:value-type="float" office:value="0.054769" calcext:value-type="float">
            <text:p>0.054769</text:p>
          </table:table-cell>
          <table:table-cell office:value-type="float" office:value="0.070555" calcext:value-type="float">
            <text:p>0.070555</text:p>
          </table:table-cell>
          <table:table-cell office:value-type="float" office:value="0.110139" calcext:value-type="float">
            <text:p>0.11013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2921" calcext:value-type="float">
            <text:p>0.012921</text:p>
          </table:table-cell>
          <table:table-cell office:value-type="float" office:value="0.025921" calcext:value-type="float">
            <text:p>0.025921</text:p>
          </table:table-cell>
          <table:table-cell office:value-type="float" office:value="0.054693" calcext:value-type="float">
            <text:p>0.054693</text:p>
          </table:table-cell>
          <table:table-cell office:value-type="float" office:value="0.070497" calcext:value-type="float">
            <text:p>0.070497</text:p>
          </table:table-cell>
          <table:table-cell office:value-type="float" office:value="0.109537" calcext:value-type="float">
            <text:p>0.10953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2863" calcext:value-type="float">
            <text:p>0.012863</text:p>
          </table:table-cell>
          <table:table-cell office:value-type="float" office:value="0.025874" calcext:value-type="float">
            <text:p>0.025874</text:p>
          </table:table-cell>
          <table:table-cell office:value-type="float" office:value="0.054544" calcext:value-type="float">
            <text:p>0.054544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111424" calcext:value-type="float">
            <text:p>0.11142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2746" calcext:value-type="float">
            <text:p>0.012746</text:p>
          </table:table-cell>
          <table:table-cell office:value-type="float" office:value="0.025781" calcext:value-type="float">
            <text:p>0.025781</text:p>
          </table:table-cell>
          <table:table-cell office:value-type="float" office:value="0.054239" calcext:value-type="float">
            <text:p>0.054239</text:p>
          </table:table-cell>
          <table:table-cell office:value-type="float" office:value="0.070184" calcext:value-type="float">
            <text:p>0.070184</text:p>
          </table:table-cell>
          <table:table-cell office:value-type="float" office:value="0.109958" calcext:value-type="float">
            <text:p>0.109958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2513" calcext:value-type="float">
            <text:p>0.012513</text:p>
          </table:table-cell>
          <table:table-cell office:value-type="float" office:value="0.025594" calcext:value-type="float">
            <text:p>0.025594</text:p>
          </table:table-cell>
          <table:table-cell office:value-type="float" office:value="0.053552" calcext:value-type="float">
            <text:p>0.053552</text:p>
          </table:table-cell>
          <table:table-cell office:value-type="float" office:value="0.069708" calcext:value-type="float">
            <text:p>0.069708</text:p>
          </table:table-cell>
          <table:table-cell office:value-type="float" office:value="0.109129" calcext:value-type="float">
            <text:p>0.109129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2048" calcext:value-type="float">
            <text:p>0.012048</text:p>
          </table:table-cell>
          <table:table-cell office:value-type="float" office:value="0.025222" calcext:value-type="float">
            <text:p>0.025222</text:p>
          </table:table-cell>
          <table:table-cell office:value-type="float" office:value="0.052125" calcext:value-type="float">
            <text:p>0.052125</text:p>
          </table:table-cell>
          <table:table-cell office:value-type="float" office:value="0.068788" calcext:value-type="float">
            <text:p>0.068788</text:p>
          </table:table-cell>
          <table:table-cell office:value-type="float" office:value="0.107677" calcext:value-type="float">
            <text:p>0.107677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Buffer Size</text:p>
          </table:table-cell>
          <table:table-cell table:style-name="ce1" office:value-type="string" calcext:value-type="string" table:number-columns-spanned="5" table:number-rows-spanned="1">
            <text:p>Buffer Utilization for traffic rates</text:p>
          </table:table-cell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1" office:value-type="string" calcext:value-type="string">
            <text:p>80000k</text:p>
          </table:table-cell>
          <table:table-cell office:value-type="string" calcext:value-type="string">
            <text:p>100000k</text:p>
          </table:table-cell>
          <table:table-cell office:value-type="string" calcext:value-type="string">
            <text:p>120000k</text:p>
          </table:table-cell>
          <table:table-cell office:value-type="string" calcext:value-type="string">
            <text:p>150000k</text:p>
          </table:table-cell>
          <table:table-cell office:value-type="string" calcext:value-type="string">
            <text:p>190000k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1968" calcext:value-type="float">
            <text:p>0.011968</text:p>
          </table:table-cell>
          <table:table-cell office:value-type="float" office:value="0.018082" calcext:value-type="float">
            <text:p>0.018082</text:p>
          </table:table-cell>
          <table:table-cell office:value-type="float" office:value="0.026734" calcext:value-type="float">
            <text:p>0.026734</text:p>
          </table:table-cell>
          <table:table-cell office:value-type="float" office:value="0.030757" calcext:value-type="float">
            <text:p>0.030757</text:p>
          </table:table-cell>
          <table:table-cell office:value-type="float" office:value="0.038796" calcext:value-type="float">
            <text:p>0.03879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6114" calcext:value-type="float">
            <text:p>0.016114</text:p>
          </table:table-cell>
          <table:table-cell office:value-type="float" office:value="0.03153" calcext:value-type="float">
            <text:p>0.03153</text:p>
          </table:table-cell>
          <table:table-cell office:value-type="float" office:value="0.052773" calcext:value-type="float">
            <text:p>0.052773</text:p>
          </table:table-cell>
          <table:table-cell office:value-type="float" office:value="0.058683" calcext:value-type="float">
            <text:p>0.058683</text:p>
          </table:table-cell>
          <table:table-cell office:value-type="float" office:value="0.064481" calcext:value-type="float">
            <text:p>0.06448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973" calcext:value-type="float">
            <text:p>0.015973</text:p>
          </table:table-cell>
          <table:table-cell office:value-type="float" office:value="0.030062" calcext:value-type="float">
            <text:p>0.030062</text:p>
          </table:table-cell>
          <table:table-cell office:value-type="float" office:value="0.058111" calcext:value-type="float">
            <text:p>0.058111</text:p>
          </table:table-cell>
          <table:table-cell office:value-type="float" office:value="0.062491" calcext:value-type="float">
            <text:p>0.062491</text:p>
          </table:table-cell>
          <table:table-cell office:value-type="float" office:value="0.068765" calcext:value-type="float">
            <text:p>0.06876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891" calcext:value-type="float">
            <text:p>0.015891</text:p>
          </table:table-cell>
          <table:table-cell office:value-type="float" office:value="0.029132" calcext:value-type="float">
            <text:p>0.029132</text:p>
          </table:table-cell>
          <table:table-cell office:value-type="float" office:value="0.059959" calcext:value-type="float">
            <text:p>0.059959</text:p>
          </table:table-cell>
          <table:table-cell office:value-type="float" office:value="0.063993" calcext:value-type="float">
            <text:p>0.063993</text:p>
          </table:table-cell>
          <table:table-cell office:value-type="float" office:value="0.070371" calcext:value-type="float">
            <text:p>0.07037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26171" calcext:value-type="float">
            <text:p>0.026171</text:p>
          </table:table-cell>
          <table:table-cell office:value-type="float" office:value="0.062081" calcext:value-type="float">
            <text:p>0.062081</text:p>
          </table:table-cell>
          <table:table-cell office:value-type="float" office:value="0.065815" calcext:value-type="float">
            <text:p>0.065815</text:p>
          </table:table-cell>
          <table:table-cell office:value-type="float" office:value="0.072676" calcext:value-type="float">
            <text:p>0.07267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5711" calcext:value-type="float">
            <text:p>0.015711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63044" calcext:value-type="float">
            <text:p>0.063044</text:p>
          </table:table-cell>
          <table:table-cell office:value-type="float" office:value="0.066458" calcext:value-type="float">
            <text:p>0.066458</text:p>
          </table:table-cell>
          <table:table-cell office:value-type="float" office:value="0.073787" calcext:value-type="float">
            <text:p>0.07378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5677" calcext:value-type="float">
            <text:p>0.015677</text:p>
          </table:table-cell>
          <table:table-cell office:value-type="float" office:value="0.018275" calcext:value-type="float">
            <text:p>0.018275</text:p>
          </table:table-cell>
          <table:table-cell office:value-type="float" office:value="0.063396" calcext:value-type="float">
            <text:p>0.063396</text:p>
          </table:table-cell>
          <table:table-cell office:value-type="float" office:value="0.066747" calcext:value-type="float">
            <text:p>0.066747</text:p>
          </table:table-cell>
          <table:table-cell office:value-type="float" office:value="0.074469" calcext:value-type="float">
            <text:p>0.074469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5641" calcext:value-type="float">
            <text:p>0.015641</text:p>
          </table:table-cell>
          <table:table-cell office:value-type="float" office:value="0.017031" calcext:value-type="float">
            <text:p>0.017031</text:p>
          </table:table-cell>
          <table:table-cell office:value-type="float" office:value="0.063442" calcext:value-type="float">
            <text:p>0.063442</text:p>
          </table:table-cell>
          <table:table-cell office:value-type="float" office:value="0.066903" calcext:value-type="float">
            <text:p>0.066903</text:p>
          </table:table-cell>
          <table:table-cell office:value-type="float" office:value="0.074532" calcext:value-type="float">
            <text:p>0.074532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16414" calcext:value-type="float">
            <text:p>0.016414</text:p>
          </table:table-cell>
          <table:table-cell office:value-type="float" office:value="0.063082" calcext:value-type="float">
            <text:p>0.063082</text:p>
          </table:table-cell>
          <table:table-cell office:value-type="float" office:value="0.065861" calcext:value-type="float">
            <text:p>0.065861</text:p>
          </table:table-cell>
          <table:table-cell office:value-type="float" office:value="0.074622" calcext:value-type="float">
            <text:p>0.074622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5374" calcext:value-type="float">
            <text:p>0.015374</text:p>
          </table:table-cell>
          <table:table-cell office:value-type="float" office:value="0.016088" calcext:value-type="float">
            <text:p>0.016088</text:p>
          </table:table-cell>
          <table:table-cell office:value-type="float" office:value="0.062129" calcext:value-type="float">
            <text:p>0.062129</text:p>
          </table:table-cell>
          <table:table-cell office:value-type="float" office:value="0.065465" calcext:value-type="float">
            <text:p>0.065465</text:p>
          </table:table-cell>
          <table:table-cell office:value-type="float" office:value="0.074581" calcext:value-type="float">
            <text:p>0.07458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Traffic Rate</text:p>
          </table:table-cell>
          <table:table-cell/>
          <table:table-cell table:style-name="ce1" office:value-type="string" calcext:value-type="string" table:number-columns-spanned="9" table:number-rows-spanned="1">
            <text:p>Delay for buffer sizes</text:p>
          </table:table-cell>
          <table:covered-table-cell table:number-columns-repeated="8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80000k</text:p>
          </table:table-cell>
          <table:table-cell office:value-type="float" office:value="0.000401" calcext:value-type="float">
            <text:p>0.000401</text:p>
          </table:table-cell>
          <table:table-cell table:number-columns-repeated="2" office:value-type="float" office:value="0.000409" calcext:value-type="float">
            <text:p>0.000409</text:p>
          </table:table-cell>
          <table:table-cell table:number-columns-repeated="2" office:value-type="float" office:value="0.00041" calcext:value-type="float">
            <text:p>0.00041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00453" calcext:value-type="float">
            <text:p>0.000453</text:p>
          </table:table-cell>
        </table:table-row>
        <table:table-row table:style-name="ro1">
          <table:table-cell office:value-type="string" calcext:value-type="string">
            <text:p>100000k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41" calcext:value-type="float">
            <text:p>0.00041</text:p>
          </table:table-cell>
          <table:table-cell table:number-columns-repeated="2" office:value-type="float" office:value="0.000411" calcext:value-type="float">
            <text:p>0.000411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449" calcext:value-type="float">
            <text:p>0.000449</text:p>
          </table:table-cell>
        </table:table-row>
        <table:table-row table:style-name="ro1">
          <table:table-cell office:value-type="string" calcext:value-type="string">
            <text:p>120000k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.00051" calcext:value-type="float">
            <text:p>0.00051</text:p>
          </table:table-cell>
        </table:table-row>
        <table:table-row table:style-name="ro1">
          <table:table-cell office:value-type="string" calcext:value-type="string">
            <text:p>150000k</text:p>
          </table:table-cell>
          <table:table-cell table:number-columns-repeated="2" office:value-type="float" office:value="0.000381" calcext:value-type="float">
            <text:p>0.000381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00497" calcext:value-type="float">
            <text:p>0.000497</text:p>
          </table:table-cell>
        </table:table-row>
        <table:table-row table:style-name="ro1">
          <table:table-cell office:value-type="string" calcext:value-type="string">
            <text:p>190000k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486" calcext:value-type="float">
            <text:p>0.00048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Traffic Rate</text:p>
          </table:table-cell>
          <table:table-cell/>
          <table:table-cell table:style-name="ce1" office:value-type="string" calcext:value-type="string" table:number-columns-spanned="9" table:number-rows-spanned="1">
            <text:p>Drop Rate for buffer sizes</text:p>
          </table:table-cell>
          <table:covered-table-cell table:number-columns-repeated="8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80000k</text:p>
          </table:table-cell>
          <table:table-cell office:value-type="float" office:value="0.013354" calcext:value-type="float">
            <text:p>0.013354</text:p>
          </table:table-cell>
          <table:table-cell office:value-type="float" office:value="0.013016" calcext:value-type="float">
            <text:p>0.013016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012967" calcext:value-type="float">
            <text:p>0.012967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12921" calcext:value-type="float">
            <text:p>0.012921</text:p>
          </table:table-cell>
          <table:table-cell office:value-type="float" office:value="0.012863" calcext:value-type="float">
            <text:p>0.012863</text:p>
          </table:table-cell>
          <table:table-cell office:value-type="float" office:value="0.012746" calcext:value-type="float">
            <text:p>0.012746</text:p>
          </table:table-cell>
          <table:table-cell office:value-type="float" office:value="0.012513" calcext:value-type="float">
            <text:p>0.012513</text:p>
          </table:table-cell>
          <table:table-cell office:value-type="float" office:value="0.012048" calcext:value-type="float">
            <text:p>0.012048</text:p>
          </table:table-cell>
        </table:table-row>
        <table:table-row table:style-name="ro1">
          <table:table-cell office:value-type="string" calcext:value-type="string">
            <text:p>100000k</text:p>
          </table:table-cell>
          <table:table-cell office:value-type="float" office:value="0.026297" calcext:value-type="float">
            <text:p>0.026297</text:p>
          </table:table-cell>
          <table:table-cell office:value-type="float" office:value="0.02601" calcext:value-type="float">
            <text:p>0.02601</text:p>
          </table:table-cell>
          <table:table-cell office:value-type="float" office:value="0.025982" calcext:value-type="float">
            <text:p>0.025982</text:p>
          </table:table-cell>
          <table:table-cell office:value-type="float" office:value="0.025965" calcext:value-type="float">
            <text:p>0.025965</text:p>
          </table:table-cell>
          <table:table-cell office:value-type="float" office:value="0.025944" calcext:value-type="float">
            <text:p>0.025944</text:p>
          </table:table-cell>
          <table:table-cell office:value-type="float" office:value="0.025921" calcext:value-type="float">
            <text:p>0.025921</text:p>
          </table:table-cell>
          <table:table-cell office:value-type="float" office:value="0.025874" calcext:value-type="float">
            <text:p>0.025874</text:p>
          </table:table-cell>
          <table:table-cell office:value-type="float" office:value="0.025781" calcext:value-type="float">
            <text:p>0.025781</text:p>
          </table:table-cell>
          <table:table-cell office:value-type="float" office:value="0.025594" calcext:value-type="float">
            <text:p>0.025594</text:p>
          </table:table-cell>
          <table:table-cell office:value-type="float" office:value="0.025222" calcext:value-type="float">
            <text:p>0.025222</text:p>
          </table:table-cell>
        </table:table-row>
        <table:table-row table:style-name="ro1">
          <table:table-cell office:value-type="string" calcext:value-type="string">
            <text:p>120000k</text:p>
          </table:table-cell>
          <table:table-cell office:value-type="float" office:value="0.05675" calcext:value-type="float">
            <text:p>0.05675</text:p>
          </table:table-cell>
          <table:table-cell office:value-type="float" office:value="0.054881" calcext:value-type="float">
            <text:p>0.054881</text:p>
          </table:table-cell>
          <table:table-cell office:value-type="float" office:value="0.054849" calcext:value-type="float">
            <text:p>0.054849</text:p>
          </table:table-cell>
          <table:table-cell office:value-type="float" office:value="0.054825" calcext:value-type="float">
            <text:p>0.054825</text:p>
          </table:table-cell>
          <table:table-cell office:value-type="float" office:value="0.054769" calcext:value-type="float">
            <text:p>0.054769</text:p>
          </table:table-cell>
          <table:table-cell office:value-type="float" office:value="0.054693" calcext:value-type="float">
            <text:p>0.054693</text:p>
          </table:table-cell>
          <table:table-cell office:value-type="float" office:value="0.054544" calcext:value-type="float">
            <text:p>0.054544</text:p>
          </table:table-cell>
          <table:table-cell office:value-type="float" office:value="0.054239" calcext:value-type="float">
            <text:p>0.054239</text:p>
          </table:table-cell>
          <table:table-cell office:value-type="float" office:value="0.053552" calcext:value-type="float">
            <text:p>0.053552</text:p>
          </table:table-cell>
          <table:table-cell office:value-type="float" office:value="0.052125" calcext:value-type="float">
            <text:p>0.052125</text:p>
          </table:table-cell>
        </table:table-row>
        <table:table-row table:style-name="ro1">
          <table:table-cell office:value-type="string" calcext:value-type="string">
            <text:p>150000k</text:p>
          </table:table-cell>
          <table:table-cell office:value-type="float" office:value="0.076328" calcext:value-type="float">
            <text:p>0.076328</text:p>
          </table:table-cell>
          <table:table-cell office:value-type="float" office:value="0.070638" calcext:value-type="float">
            <text:p>0.070638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0.070591" calcext:value-type="float">
            <text:p>0.070591</text:p>
          </table:table-cell>
          <table:table-cell office:value-type="float" office:value="0.070555" calcext:value-type="float">
            <text:p>0.070555</text:p>
          </table:table-cell>
          <table:table-cell office:value-type="float" office:value="0.070497" calcext:value-type="float">
            <text:p>0.070497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070184" calcext:value-type="float">
            <text:p>0.070184</text:p>
          </table:table-cell>
          <table:table-cell office:value-type="float" office:value="0.069708" calcext:value-type="float">
            <text:p>0.069708</text:p>
          </table:table-cell>
          <table:table-cell office:value-type="float" office:value="0.068788" calcext:value-type="float">
            <text:p>0.068788</text:p>
          </table:table-cell>
        </table:table-row>
        <table:table-row table:style-name="ro1">
          <table:table-cell office:value-type="string" calcext:value-type="string">
            <text:p>190000k</text:p>
          </table:table-cell>
          <table:table-cell office:value-type="float" office:value="0.105158" calcext:value-type="float">
            <text:p>0.105158</text:p>
          </table:table-cell>
          <table:table-cell office:value-type="float" office:value="0.11182" calcext:value-type="float">
            <text:p>0.11182</text:p>
          </table:table-cell>
          <table:table-cell office:value-type="float" office:value="0.111774" calcext:value-type="float">
            <text:p>0.111774</text:p>
          </table:table-cell>
          <table:table-cell office:value-type="float" office:value="0.110525" calcext:value-type="float">
            <text:p>0.110525</text:p>
          </table:table-cell>
          <table:table-cell office:value-type="float" office:value="0.110139" calcext:value-type="float">
            <text:p>0.110139</text:p>
          </table:table-cell>
          <table:table-cell office:value-type="float" office:value="0.109537" calcext:value-type="float">
            <text:p>0.109537</text:p>
          </table:table-cell>
          <table:table-cell office:value-type="float" office:value="0.111424" calcext:value-type="float">
            <text:p>0.111424</text:p>
          </table:table-cell>
          <table:table-cell office:value-type="float" office:value="0.109958" calcext:value-type="float">
            <text:p>0.109958</text:p>
          </table:table-cell>
          <table:table-cell office:value-type="float" office:value="0.109129" calcext:value-type="float">
            <text:p>0.109129</text:p>
          </table:table-cell>
          <table:table-cell office:value-type="float" office:value="0.107677" calcext:value-type="float">
            <text:p>0.1076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22:20:53.010812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22:02:47.772084308</meta:creation-date>
    <dc:date>2017-05-11T22:24:48.336705257</dc:date>
    <meta:editing-duration>PT5M20S</meta:editing-duration>
    <meta:editing-cycles>2</meta:editing-cycles>
    <meta:generator>LibreOffice/5.1.6.2$Linux_X86_64 LibreOffice_project/10m0$Build-2</meta:generator>
    <meta:document-statistic meta:table-count="1" meta:cell-count="335" meta:object-count="0"/>
  </office:meta>
</office:document-meta>
</file>